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6e1" officeooo:paragraph-rsid="001176e1"/>
    </style:style>
    <style:style style:name="P2" style:family="paragraph" style:parent-style-name="Standard">
      <style:paragraph-properties fo:text-align="start" style:justify-single-word="false"/>
      <style:text-properties officeooo:rsid="001176e1" officeooo:paragraph-rsid="001176e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176e1" officeooo:paragraph-rsid="001176e1"/>
    </style:style>
    <style:style style:name="P4" style:family="paragraph" style:parent-style-name="Standard">
      <style:paragraph-properties fo:text-align="start" style:justify-single-word="false"/>
      <style:text-properties officeooo:rsid="00119020" officeooo:paragraph-rsid="00119020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19020" officeooo:paragraph-rsid="0011902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SS</text:p>
      <text:p text:style-name="P1"/>
      <text:p text:style-name="P2">¿Qué es?</text:p>
      <text:p text:style-name="P2"/>
      <text:list xml:id="list4162572994" text:style-name="L1">
        <text:list-item>
          <text:p text:style-name="P3">Cascading Style Sheets (hojas en estilo cascada)</text:p>
        </text:list-item>
        <text:list-item>
          <text:p text:style-name="P3">Describe la presentación de docs HTML (Primero se estructura con HTML y después se diseña con CSS.</text:p>
        </text:list-item>
        <text:list-item>
          <text:p text:style-name="P3">Un documento HTML puede tener multiples CSS.</text:p>
        </text:list-item>
      </text:list>
      <text:p text:style-name="P4"/>
      <text:p text:style-name="P4">¿Cómo funciona?</text:p>
      <text:p text:style-name="P4"/>
      <text:list xml:id="list4188281910" text:style-name="L2">
        <text:list-item>
          <text:p text:style-name="P5">Selectores de HTML.</text:p>
        </text:list-item>
        <text:list-item>
          <text:p text:style-name="P5">Seleccionar más de un elemento.</text:p>
        </text:list-item>
        <text:list-item>
          <text:p text:style-name="P5">Por propiedades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8:59:48.505000000</meta:creation-date>
    <meta:generator>LibreOffice/7.3.2.2$Windows_X86_64 LibreOffice_project/49f2b1bff42cfccbd8f788c8dc32c1c309559be0</meta:generator>
    <dc:date>2022-08-15T09:09:38.306000000</dc:date>
    <meta:editing-duration>PT9M50S</meta:editing-duration>
    <meta:editing-cycles>2</meta:editing-cycles>
    <meta:document-statistic meta:table-count="0" meta:image-count="0" meta:object-count="0" meta:page-count="1" meta:paragraph-count="9" meta:word-count="52" meta:character-count="288" meta:non-whitespace-character-count="251"/>
  </office:meta>
</office:document-meta>
</file>